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ans-serif"/>
    <style:font-face style:name="Nimbus" svg:font-family="Nimbus, Monaco, monospace"/>
    <style:font-face style:name="SanchezSlab Semibold" svg:font-family="'SanchezSlab Semibold', Georgia, serif"/>
    <style:font-face style:name="arial" svg:font-family="arial,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officeooo:paragraph-rsid="00145443"/>
    </style:style>
    <style:style style:name="P2" style:family="paragraph" style:parent-style-name="Standard">
      <style:paragraph-properties fo:margin-left="0in" fo:margin-right="0in" fo:text-align="start" style:justify-single-word="false" fo:orphans="2" fo:widows="2" fo:text-indent="0in" style:auto-text-indent="false"/>
      <style:text-properties officeooo:paragraph-rsid="0014f18f"/>
    </style:style>
    <style:style style:name="P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style:font-name="SanchezSlab Semibold" fo:font-size="33.5999984741211pt" fo:letter-spacing="normal" fo:font-style="normal" fo:font-weight="normal" officeooo:paragraph-rsid="00145443"/>
    </style:style>
    <style:style style:name="P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d4d4d" style:font-name="Helvetica" fo:font-size="14.3999996185303pt" fo:letter-spacing="normal" fo:font-style="normal" fo:font-weight="normal" officeooo:paragraph-rsid="00145443"/>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Nimbus" fo:font-size="12pt" fo:letter-spacing="normal" fo:font-style="normal" fo:font-weight="normal" officeooo:paragraph-rsid="0019ae80"/>
    </style:style>
    <style:style style:name="P6" style:family="paragraph" style:parent-style-name="Text_20_body">
      <style:paragraph-properties fo:margin-left="0in" fo:margin-right="0in" fo:text-align="start" style:justify-single-word="false" fo:orphans="2" fo:widows="2" fo:text-indent="0in" style:auto-text-indent="false"/>
      <style:text-properties officeooo:paragraph-rsid="00145443"/>
    </style:style>
    <style:style style:name="P7" style:family="paragraph" style:parent-style-name="Text_20_body">
      <style:paragraph-properties fo:margin-left="0in" fo:margin-right="0in" fo:margin-top="0in" fo:margin-bottom="0.322in" loext:contextual-spacing="false" fo:line-height="155%" fo:orphans="2" fo:widows="2" fo:text-indent="0in" style:auto-text-indent="false"/>
      <style:text-properties fo:font-variant="normal" fo:text-transform="none" fo:color="#4d4d4d" style:font-name="Helvetica" fo:font-size="14.3999996185303pt" fo:letter-spacing="normal" fo:font-style="normal" fo:font-weight="normal"/>
    </style:style>
    <style:style style:name="P8" style:family="paragraph" style:parent-style-name="Text_20_body">
      <style:paragraph-properties fo:margin-left="0in" fo:margin-right="0in" fo:margin-top="0in" fo:margin-bottom="0.322in" loext:contextual-spacing="false" fo:line-height="155%" fo:orphans="2" fo:widows="2" fo:text-indent="0in" style:auto-text-indent="false"/>
    </style:style>
    <style:style style:name="P9" style:family="paragraph" style:parent-style-name="Text_20_body">
      <style:text-properties fo:font-variant="normal" fo:text-transform="none" fo:color="#000000" style:font-name="Nimbus" fo:font-size="12pt" fo:letter-spacing="normal" fo:font-style="normal" fo:font-weight="normal"/>
    </style:style>
    <style:style style:name="P10" style:family="paragraph" style:parent-style-name="Text_20_body">
      <style:text-properties fo:font-variant="normal" fo:text-transform="none" fo:color="#000000" style:font-name="Nimbus" fo:font-size="12pt" fo:letter-spacing="normal" fo:font-style="normal" fo:font-weight="normal" officeooo:paragraph-rsid="0019ae80"/>
    </style:style>
    <style:style style:name="P11" style:family="paragraph" style:parent-style-name="Text_20_body">
      <style:text-properties fo:font-variant="normal" fo:text-transform="none" fo:color="#4d4d4d" style:font-name="Helvetica" fo:font-size="14.3999996185303pt" fo:letter-spacing="normal" fo:font-style="normal" fo:font-weight="normal"/>
    </style:style>
    <style:style style:name="P12" style:family="paragraph" style:parent-style-name="Text_20_body">
      <style:text-properties officeooo:paragraph-rsid="0019ae80"/>
    </style:style>
    <style:style style:name="P13" style:family="paragraph" style:parent-style-name="Text_20_body">
      <style:paragraph-properties fo:margin-left="0in" fo:margin-right="0in" fo:margin-top="0in" fo:margin-bottom="0.322in" loext:contextual-spacing="false" fo:line-height="155%" fo:orphans="2" fo:widows="2" fo:text-indent="-0.0335in" style:auto-text-indent="false"/>
    </style:style>
    <style:style style:name="P14" style:family="paragraph" style:parent-style-name="Heading_20_3">
      <style:text-properties fo:font-variant="normal" fo:text-transform="none" fo:color="#333333" style:font-name="SanchezSlab Semibold" fo:font-size="19.2000007629395pt" fo:letter-spacing="normal" fo:font-style="normal" fo:font-weight="normal"/>
    </style:style>
    <style:style style:name="P15" style:family="paragraph" style:parent-style-name="Heading_20_3">
      <style:paragraph-properties fo:margin-left="0in" fo:margin-right="0in" fo:text-align="start" style:justify-single-word="false" fo:orphans="2" fo:widows="2" fo:text-indent="0in" style:auto-text-indent="false"/>
      <style:text-properties fo:font-variant="normal" fo:text-transform="none" fo:color="#333333" style:font-name="SanchezSlab Semibold" fo:font-size="19.2000007629395pt" fo:letter-spacing="normal" fo:font-style="normal" fo:font-weight="normal" officeooo:paragraph-rsid="00145443"/>
    </style:style>
    <style:style style:name="P16" style:family="paragraph" style:parent-style-name="Heading_20_2">
      <style:text-properties officeooo:paragraph-rsid="0019ae80"/>
    </style:style>
    <style:style style:name="P17" style:family="paragraph" style:parent-style-name="Heading_20_2">
      <style:text-properties fo:font-variant="normal" fo:text-transform="none" fo:color="#333333" style:font-name="SanchezSlab Semibold" fo:font-size="33.5999984741211pt" fo:letter-spacing="normal" fo:font-style="normal" fo:font-weight="normal" officeooo:paragraph-rsid="0019ae80"/>
    </style:style>
    <style:style style:name="P18"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333333" style:font-name="SanchezSlab Semibold" fo:font-size="33.5999984741211pt" fo:letter-spacing="normal" fo:font-style="normal" fo:font-weight="normal" officeooo:paragraph-rsid="00145443"/>
    </style:style>
    <style:style style:name="T1" style:family="text">
      <style:text-properties fo:font-variant="normal" fo:text-transform="none" fo:color="#212121" style:font-name="arial" fo:font-size="12.8000001907349pt" fo:letter-spacing="normal" fo:font-style="normal" fo:font-weight="normal"/>
    </style:style>
    <style:style style:name="T2" style:family="text">
      <style:text-properties fo:font-variant="normal" fo:text-transform="none" fo:color="#4d4d4d" style:font-name="arial" fo:font-size="12.8000001907349pt" fo:letter-spacing="normal" fo:font-style="normal" fo:font-weight="normal"/>
    </style:style>
    <style:style style:name="T3" style:family="text">
      <style:text-properties fo:font-variant="normal" fo:text-transform="none" fo:color="#4d4d4d" style:font-name="Helvetica" fo:font-size="14.3999996185303pt" fo:letter-spacing="normal" fo:font-style="normal" fo:font-weight="normal"/>
    </style:style>
    <style:style style:name="T4" style:family="text">
      <style:text-properties fo:font-variant="normal" fo:text-transform="none" fo:color="#4d4d4d" fo:letter-spacing="normal"/>
    </style:style>
    <style:style style:name="T5" style:family="text">
      <style:text-properties fo:font-variant="normal" fo:text-transform="none" fo:color="#333333" style:font-name="SanchezSlab Semibold" fo:font-size="50.4000015258789pt" fo:letter-spacing="-0.011in" fo:font-style="normal" fo:font-weight="normal"/>
    </style:style>
    <style:style style:name="T6" style:family="text">
      <style:text-properties fo:font-variant="normal" fo:text-transform="none" fo:color="#333333" style:font-name="SanchezSlab Semibold" fo:font-size="19.2000007629395pt" fo:letter-spacing="normal" fo:font-style="normal" fo:font-weight="normal"/>
    </style:style>
    <style:style style:name="T7" style:family="text">
      <style:text-properties fo:font-variant="normal" fo:text-transform="none" fo:color="#333333" style:font-name="SanchezSlab Semibold" fo:font-size="33.5999984741211pt" fo:letter-spacing="normal" fo:font-style="normal" fo:font-weight="normal"/>
    </style:style>
    <style:style style:name="T8" style:family="text">
      <style:text-properties fo:font-variant="normal" fo:text-transform="none" fo:color="#333333" style:font-name="Nimbus" fo:font-size="13.6000003814697pt" fo:letter-spacing="-0.011in" fo:font-style="normal" fo:font-weight="normal" loext:padding="0in" loext:border="none"/>
    </style:style>
    <style:style style:name="T9" style:family="text">
      <style:text-properties fo:font-variant="normal" fo:text-transform="none" fo:color="#58ade3" style:text-line-through-style="none" style:text-line-through-type="none" style:font-name="Helvetica" fo:font-size="14.3999996185303pt"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58ade3" style:text-line-through-style="none" style:text-line-through-type="none" style:font-name="Nimbus" fo:font-size="13.6000003814697pt" fo:letter-spacing="-0.011in" fo:font-style="normal" style:text-underline-style="none" fo:font-weight="normal" style:text-blinking="false" fo:background-color="transparent" loext:char-shading-value="0" loext:padding="0in" loext:border="none"/>
    </style:style>
    <style:style style:name="T11" style:family="text">
      <style:text-properties fo:color="#212121" style:font-name="arial" fo:font-size="12.8000001907349pt"/>
    </style:style>
    <style:style style:name="T12" style:family="text">
      <style:text-properties fo:color="#4d4d4d" style:font-name="Helvetica" fo:font-size="14.3999996185303pt"/>
    </style:style>
    <style:style style:name="T13" style:family="text">
      <style:text-properties fo:color="#333333" style:font-name="Nimbus" fo:font-size="13.6000003814697pt" fo:letter-spacing="-0.011in" loext:padding="0in" loext:border="none"/>
    </style:style>
    <style:style style:name="T14" style:family="text">
      <style:text-properties fo:color="#ce181e"/>
    </style:style>
    <style:style style:name="T15" style:family="text">
      <style:text-properties fo:color="#000000"/>
    </style:style>
    <style:style style:name="T16" style:family="text">
      <style:text-properties fo:background-color="#e6ecf9"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line-break/><text:span text:style-name="T5">Comparing Workflows</text:span></text:p>
      <text:p text:style-name="P2"><text:span text:style-name="T1">Membandingkan alur kerja Alur kerja </text:span></text:p>
      <text:p text:style-name="P1"><text:span text:style-name="T1"/></text:p>
      <text:p text:style-name="P1"><text:span text:style-name="T1">Git adalah resep atau rekomendasi bagaimana menggunakan Git untuk menyelesaikan pekerjaan secara konsisten dan produktif. Git workflow mendorong pengguna untuk memanfaatkan Git secara efektif dan konsisten. Git menawarkan banyak fleksibilitas dalam cara pengguna mengelola perubahan. Dengan fokus Git pada fleksibilitas, tidak ada proses standar tentang bagaimana berinteraksi dengan Git. Saat bekerja dengan tim dalam proyek yang dikelola Git, penting untuk memastikan tim sepakat mengenai bagaimana arus perubahan akan diterapkan. Untuk memastikan tim berada pada halaman yang sama, alur kerja Git yang disepakati harus dikembangkan atau dipilih. Ada beberapa alur kerja Git yang dipublikasikan yang mungkin</text:span></text:p>
      <text:p text:style-name="P1"><text:span text:style-name="T1"/></text:p>
      <text:p text:style-name="P1"><text:span text:style-name="T3">Array alur kerja yang mungkin dapat membuat sulit untuk mengetahui di mana untuk memulai ketika menerapkan Git di tempat kerja.</text:span><text:span text:style-name="T2"> </text:span><text:span text:style-name="T3">Halaman ini memberikan titik awal dengan mensurvei alur kerja Git yang paling umum untuk tim perangkat lunak.</text:span></text:p>
      <text:p text:style-name="P1"><text:span text:style-name="T1"/></text:p>
      <text:p text:style-name="P1"><text:span text:style-name="T3">Sewaktu Anda membaca, ingat bahwa alur kerja ini dirancang untuk menjadi pedoman daripada peraturan konkret.</text:span><text:span text:style-name="T2"> </text:span><text:span text:style-name="T3">Kami ingin menunjukkan kepada Anda apa yang mungkin, sehingga Anda dapat mencampur dan mencocokkan aspek dari alur kerja yang berbeda sesuai dengan kebutuhan individual Anda.</text:span></text:p>
      <text:p text:style-name="P1"><text:span text:style-name="T1"/></text:p>
      <text:h text:style-name="P18" text:outline-level="2"><text:span text:style-name="T1"/></text:h>
      <text:h text:style-name="P18" text:outline-level="2"><text:span text:style-name="T11">Centralized Workflow</text:span></text:h>
      <text:h text:style-name="P18" text:outline-level="2"><text:span text:style-name="T11">Alur kerja terpusat</text:span></text:h>
      <text:p text:style-name="P3"><text:span text:style-name="T11"/></text:p>
      <text:p text:style-name="P1"><text:span text:style-name="T3">The Centralized Workflow adalah alur kerja Git yang hebat untuk tim yang melakukan transisi dari SVN.</text:span><text:span text:style-name="T2"> </text:span><text:span text:style-name="T3">Seperti Subversion, the Centralized Workflow menggunakan repositori sentral untuk dijadikan titik masuk tunggal untuk semua perubahan pada proyek.</text:span><text:span text:style-name="T2"> </text:span><text:span text:style-name="T3">Alih-alih </text:span><text:span text:style-name="Source_20_Text"><text:span text:style-name="T8">trunk</text:span></text:span><text:span text:style-name="T3"> , cabang pengembangan </text:span><text:soft-page-break/><text:span text:style-name="T3">default disebut </text:span><text:span text:style-name="Source_20_Text"><text:span text:style-name="T8">master</text:span></text:span><text:span text:style-name="T3"> dan semua perubahan dilakukan ke cabang ini.</text:span><text:span text:style-name="T2"> </text:span><text:span text:style-name="T3">Alur kerja ini tidak memerlukan cabang lain selain </text:span><text:span text:style-name="Source_20_Text"><text:span text:style-name="T8">master</text:span></text:span><text:span text:style-name="T3"> .</text:span></text:p>
      <text:p text:style-name="P1"><text:span text:style-name="T1"/></text:p>
      <text:p text:style-name="P1"><text:span text:style-name="T3">Transisi ke sistem kontrol versi terdistribusi mungkin tampak seperti tugas yang menakutkan, namun Anda tidak perlu mengubah alur kerja yang ada untuk memanfaatkan Git.</text:span><text:span text:style-name="T2"> </text:span><text:span text:style-name="T3">Tim Anda dapat mengembangkan proyek dengan cara yang sama persis seperti yang mereka lakukan dengan Subversion.</text:span></text:p>
      <text:p text:style-name="P1"><text:span text:style-name="T1"/></text:p>
      <text:p text:style-name="P1"><text:span text:style-name="T3">Namun, dengan menggunakan Git untuk memperkuat alur kerja pengembangan Anda, ada beberapa keuntungan dibandingkan SVN.</text:span><text:span text:style-name="T2"> </text:span><text:span text:style-name="T3">Pertama, ini memberi setiap pengembang salinan lokal mereka sendiri dari keseluruhan proyek.</text:span><text:span text:style-name="T2"> </text:span><text:span text:style-name="T3">Lingkungan yang terisolasi ini memungkinkan setiap pengembang bekerja secara independen dari semua perubahan lain pada sebuah proyek - mereka dapat menambahkan komitmen ke repositori lokal mereka dan benar-benar melupakan perkembangan hulu sampai mereka merasa nyaman.</text:span></text:p>
      <text:p text:style-name="P1"><text:span text:style-name="T1"/></text:p>
      <text:p text:style-name="P1"><text:span text:style-name="T3">Kedua, ini memberi Anda akses ke model percabangan dan penggabungan Git yang kuat.</text:span><text:span text:style-name="T2"> </text:span><text:span text:style-name="T3">Tidak seperti SVN, cabang Git dirancang untuk menjadi mekanisme gagal-aman untuk mengintegrasikan kode dan berbagi perubahan di antara repositori.</text:span><text:span text:style-name="T2"> </text:span><text:span text:style-name="T3">The Centralized Workflow mirip dengan alur kerja lainnya dalam pemanfaatan repositori server remote-side yang dimiliki pengembang sehingga mendorong dan menarik formulir.Dibandingkan dengan alur kerja lainnya, Centralized Workflow tidak memiliki permintaan tarik atau pola forking yang pasti.</text:span><text:span text:style-name="T2"> </text:span><text:span text:style-name="T3">Aliran Kerja Terpusat umumnya lebih sesuai untuk tim yang melakukan migrasi dari SVN ke Git dan tim ukuran lebih kecil.</text:span></text:p>
      <text:p text:style-name="P1"><text:span text:style-name="T1"/></text:p>
      <text:h text:style-name="P15" text:outline-level="3"><text:span text:style-name="T11">Inisialisasi pusat repositori</text:span></text:h>
      <text:p text:style-name="P4"><text:span text:style-name="T11">Pertama, seseorang perlu membuat repositori pusat di server.Jika itu adalah proyek baru, Anda dapat menginisialisasi repositori kosong. Jika tidak, Anda harus mengimpor repositori Git atau SVN yang ada.</text:span></text:p>
      <text:p text:style-name="P7">Central repositori harus selalu repositori telanjang (mereka seharusnya tidak memiliki direktori kerja), yang dapat dibuat sebagai berikut:</text:p>
      <text:p text:style-name="P6"><text:span text:style-name="Source_20_Text"><text:span text:style-name="T8">ssh user@host git init --bare /path/to/repo.git</text:span></text:span></text:p>
      <text:p text:style-name="P13"><text:span text:style-name="T3">Pastikan untuk menggunakan nama pengguna SSH yang valid untuk </text:span><text:span text:style-name="Source_20_Text"><text:span text:style-name="T8">user</text:span></text:span><text:span text:style-name="T3"> , domain atau alamat IP server Anda untuk </text:span><text:span text:style-name="Source_20_Text"><text:span text:style-name="T8">host</text:span></text:span><text:span text:style-name="T3"> , dan lokasi di mana Anda ingin </text:span><text:soft-page-break/><text:span text:style-name="T3">menyimpan repo untuk </text:span><text:span text:style-name="Source_20_Text"><text:span text:style-name="T8">/path/to/repo.git</text:span></text:span><text:span text:style-name="T3"> . Perhatikan bahwa ekstensi </text:span><text:span text:style-name="Source_20_Text"><text:span text:style-name="T8">.git</text:span></text:span><text:span text:style-name="T3">ditambahkan secara konvensional ke nama repositori untuk menunjukkan bahwa itu adalah repositori telanjang.</text:span></text:p>
      <text:p text:style-name="Text_20_body"><text:line-break/><text:span text:style-name="T1">Hosted central repositori</text:span></text:p>
      <text:p text:style-name="P8"><text:span text:style-name="T3">Repositori sentral sering dibuat melalui layanan hosting pihak ketiga Git seperti </text:span><text:a xlink:type="simple" xlink:href="https://translate.googleusercontent.com/translate_c?act=url&amp;depth=1&amp;hl=id&amp;ie=UTF8&amp;prev=_t&amp;rurl=translate.google.com&amp;sl=en&amp;sp=nmt4&amp;tl=id&amp;u=https://bitbucket.org/product&amp;usg=ALkJrhhcoPxvYdyVhgA5WbSgdEIQLEo1uA" text:style-name="Internet_20_link" text:visited-style-name="Visited_20_Internet_20_Link"><text:span text:style-name="T9">Bitbucket Cloud</text:span></text:a><text:span text:style-name="T3"> atau </text:span><text:a xlink:type="simple" xlink:href="https://translate.googleusercontent.com/translate_c?act=url&amp;depth=1&amp;hl=id&amp;ie=UTF8&amp;prev=_t&amp;rurl=translate.google.com&amp;sl=en&amp;sp=nmt4&amp;tl=id&amp;u=https://bitbucket.org/product/enterprise&amp;usg=ALkJrhhBmMk2BGDxXczNy4kM9yytq9dbLA" text:style-name="Internet_20_link" text:visited-style-name="Visited_20_Internet_20_Link"><text:span text:style-name="T9">Bitbucket Server</text:span></text:a><text:span text:style-name="T3"> . Proses menginisialisasi repositori kosong yang dibahas di atas ditangani oleh layanan hosting. Layanan hosting kemudian akan menyediakan alamat untuk repositori pusat untuk diakses dari repositori lokal Anda.</text:span></text:p>
      <text:p text:style-name="Text_20_body"><text:line-break/><text:span text:style-name="T1">Kloning repositori pusat</text:span></text:p>
      <text:p text:style-name="P13"><text:span text:style-name="T3">Selanjutnya, setiap pengembang membuat salinan keseluruhan keseluruhan proyek. Hal ini dilakukan melalui perintah </text:span><text:a xlink:type="simple" xlink:href="https://translate.googleusercontent.com/translate_c?act=url&amp;depth=1&amp;hl=id&amp;ie=UTF8&amp;prev=_t&amp;rurl=translate.google.com&amp;sl=en&amp;sp=nmt4&amp;tl=id&amp;u=https://www.atlassian.com/git/tutorials/setting-up-a-repository/git-clone&amp;usg=ALkJrhiNYZzsL15FzSnfpdd5aCefezhZXA" text:style-name="Internet_20_link" text:visited-style-name="Visited_20_Internet_20_Link"><text:span text:style-name="Source_20_Text"><text:span text:style-name="T10">git clone</text:span></text:span></text:a><text:span text:style-name="T3">:</text:span></text:p>
      <text:p text:style-name="P13"><text:span text:style-name="Source_20_Text"><text:span text:style-name="T8">git clone ssh://user@host/path/to/repo.git</text:span></text:span></text:p>
      <text:p text:style-name="P13"><text:span text:style-name="T3">Saat Anda mengkloning sebuah repositori, Git secara otomatis menambahkan shortcut yang disebut </text:span><text:span text:style-name="Source_20_Text"><text:span text:style-name="T8">origin</text:span></text:span><text:span text:style-name="T3"> yang menunjuk ke repositori "induk", dengan asumsi Anda ingin berinteraksi dengannya lebih jauh di jalan.</text:span></text:p>
      <text:h text:style-name="P14" text:outline-level="3">Buat perubahan dan komit</text:h>
      <text:p text:style-name="P7">Setelah repositori dikloning secara lokal, pengembang dapat melakukan perubahan menggunakan proses komit Git standar: edit, stage, dan commit. Jika Anda tidak terbiasa dengan area pementasan, ini adalah cara <text:soft-page-break/>untuk menyiapkan komit tanpa harus memasukkan setiap perubahan pada direktori kerja. Ini memungkinkan Anda membuat komitmen yang sangat terfokus, bahkan jika Anda telah membuat banyak perubahan lokal.</text:p>
      <text:p text:style-name="P10">git status # View the state of the repo </text:p>
      <text:p text:style-name="P10">git add &lt;some-file&gt; # Stage a file </text:p>
      <text:p text:style-name="P10">git commit # Commit a file&lt;/some-file&gt;</text:p>
      <text:p text:style-name="P9"/>
      <text:p text:style-name="P11">Ingat bahwa karena perintah ini menciptakan komit lokal, John dapat mengulangi proses ini sebanyak yang dia mau tanpa perlu khawatir tentang apa yang terjadi di repositori pusat. Ini bisa sangat berguna untuk fitur besar yang perlu dipecah menjadi potongan atom yang lebih sederhana dan lebih sederhana.</text:p>
      <text:p text:style-name="Text_20_body"><text:line-break/><text:span text:style-name="T6">Push new commit to central repository</text:span></text:p>
      <text:p text:style-name="P7">Setelah repositori lokal memiliki perubahan baru yang dilakukan.<text:span text:style-name="T16">Perubahan ini perlu didorong untuk berbagi dengan pengembang lain dalam proyek ini.</text:span></text:p>
      <text:p text:style-name="P5">Git push origin master</text:p>
      <text:p text:style-name="P5"/>
      <text:p text:style-name="P5"><text:span text:style-name="T12">Perintah ini akan mendorong perubahan komitmen baru ke repositori pusat. Saat mendorong perubahan pada repositori pusat, ada kemungkinan pembaruan dari pengembang lain sebelumnya didorong yang berisi kode yang bertentangan dengan pembaruan push yang dimaksudkan. Git akan menampilkan pesan yang menunjukkan konflik ini. Dalam situasi ini, </text:span><text:span text:style-name="Source_20_Text"><text:span text:style-name="T13">git pull</text:span></text:span><text:span text:style-name="T12"> pertama-tama perlu dieksekusi. Skenario konflik ini akan diperluas pada bagian berikut.</text:span></text:p>
      <text:h text:style-name="P14" text:outline-level="3"><text:soft-page-break/>Mengelola konflik</text:h>
      <text:p text:style-name="P7">Repositori pusat mewakili proyek resmi, jadi sejarah komitasinya harus diperlakukan sebagai sakral dan tidak dapat diubah. Jika pengembang lokal melakukan penyimpangan dari repositori pusat, Git akan menolak untuk mendorong perubahan mereka karena ini akan menimpa perintah resmi.</text:p>
      <text:p text:style-name="P12"><text:span text:style-name="T3">Sebelum pengembang dapat mempublikasikan fitur mereka, mereka perlu mengambil pusat yang diperbarui dan mengembalikan perubahan mereka di atas mereka.</text:span><text:span text:style-name="T4"> </text:span><text:span text:style-name="T3">Ini seperti mengatakan, "Saya ingin menambahkan perubahan saya pada apa yang telah dilakukan orang lain." Hasilnya adalah sejarah linier sempurna, seperti pada alur kerja SVN tradisional.</text:span></text:p>
      <text:p text:style-name="P12"><text:span text:style-name="T3"/></text:p>
      <text:p text:style-name="P12"><text:span text:style-name="T3">Jika perubahan lokal secara langsung bertentangan dengan hulu, Git akan menghentikan sementara proses rebasing dan memberi Anda kesempatan untuk menyelesaikan konflik secara manual.Hal yang menyenangkan tentang Git adalah bahwa ia menggunakan </text:span><text:span text:style-name="Source_20_Text"><text:span text:style-name="T8">git status</text:span></text:span><text:span text:style-name="T3"> sama dan </text:span><text:span text:style-name="Source_20_Text"><text:span text:style-name="T8">git add</text:span></text:span><text:span text:style-name="T3"> perintah </text:span><text:span text:style-name="Source_20_Text"><text:span text:style-name="T8">git add</text:span></text:span><text:span text:style-name="T3">untuk menghasilkan dan melakukan pemecahan konflik gabungan. Hal ini mempermudah pengembang baru untuk mengelola penggabungan mereka sendiri. Plus, jika mereka mendapat masalah, Git membuatnya mudah untuk menggagalkan seluruh rebase dan coba lagi (atau cari bantuan).</text:span></text:p>
      <text:p text:style-name="P12"><text:span text:style-name="T3"/></text:p>
      <text:p text:style-name="P12"><text:span text:style-name="T3"/></text:p>
      <text:p text:style-name="P12"><text:span text:style-name="T3"/></text:p>
      <text:h text:style-name="P16" text:outline-level="2"><text:bookmark text:name="feature-branch-workflow1"/><text:span text:style-name="T3">Other common workflows</text:span></text:h>
      <text:h text:style-name="P17" text:outline-level="2"><text:bookmark text:name="feature-branch-workflow"/><text:span text:style-name="T12">Alur kerja umum lainnya</text:span></text:h>
      <text:p text:style-name="P7">Workflow Terpusat pada dasarnya adalah blok bangunan untuk alur kerja Git lainnya. Alur kerja Git yang paling populer akan memiliki semacam repo terpusat yang akan mendorong dan menarik para pengembang <text:soft-page-break/>perorangan. Di bawah ini kami akan membahas beberapa alur kerja Git populer lainnya. Alur kerja yang diperluas ini menawarkan pola yang lebih khusus dalam hal pengelolaan cabang untuk pengembangan fitur, perbaikan panas, dan pelepasan akhirnya.</text:p>
      <text:p text:style-name="P12"><text:span text:style-name="T3"/></text:p>
      <text:p text:style-name="P12"><text:span text:style-name="T3"/></text:p>
      <text:h text:style-name="P16" text:outline-level="2"><text:span text:style-name="T3">Feature branching</text:span><text:line-break/><text:span text:style-name="T7">Fitur bercabang</text:span></text:h>
      <text:p text:style-name="P13"><text:span text:style-name="T3">Feature Branching adalah perpanjangan logis dari Centralized Workflow. Ide inti di balik </text:span><text:a xlink:type="simple" xlink:href="https://translate.googleusercontent.com/translate_c?act=url&amp;depth=1&amp;hl=id&amp;ie=UTF8&amp;prev=_t&amp;rurl=translate.google.com&amp;sl=en&amp;sp=nmt4&amp;tl=id&amp;u=http://www.atlassian.com/git/tutorials/comparing-workflows/feature-branch-workflow&amp;usg=ALkJrhgvX-in1lbvHAj8Tg0dmhPQYCbgSA" text:style-name="Internet_20_link" text:visited-style-name="Visited_20_Internet_20_Link"><text:span text:style-name="T9">Feature Branch Workflow</text:span></text:a><text:span text:style-name="T3"> adalah bahwa semua pengembangan fitur harus dilakukan di cabang khusus dan bukan cabang </text:span><text:span text:style-name="Source_20_Text"><text:span text:style-name="T8">master</text:span></text:span><text:span text:style-name="T3"> . Enkapsulasi ini memudahkan beberapa pengembang untuk mengerjakan fitur tertentu tanpa mengganggu basis kode utama. Ini juga berarti cabang </text:span><text:span text:style-name="Source_20_Text"><text:span text:style-name="T8">master</text:span></text:span><text:span text:style-name="T3">tidak boleh mengandung kode rusak, yang merupakan keuntungan besar untuk lingkungan integrasi yang berkesinambungan.</text:span></text:p>
      <text:h text:style-name="P17" text:outline-level="2"/>
      <text:h text:style-name="P17" text:outline-level="2">Gitflow Workflow</text:h>
      <text:h text:style-name="P17" text:outline-level="2">Alur kerja Gitflow</text:h>
      <text:p text:style-name="P8"><text:span text:style-name="T3">The </text:span><text:a xlink:type="simple" xlink:href="https://translate.googleusercontent.com/translate_c?act=url&amp;depth=1&amp;hl=id&amp;ie=UTF8&amp;prev=_t&amp;rurl=translate.google.com&amp;sl=en&amp;sp=nmt4&amp;tl=id&amp;u=http://www.atlassian.com/git/tutorials/comparing-workflows/gitflow-workflow&amp;usg=ALkJrhjl6AUsMz0mEi24E6BJLQ5S_Gwy-g" text:style-name="Internet_20_link" text:visited-style-name="Visited_20_Internet_20_Link"><text:span text:style-name="T9">Gitflow Workflow</text:span></text:a><text:span text:style-name="T3"> pertama kali diterbitkan dalam posting blog 2010 yang sangat dihormati dari </text:span><text:a xlink:type="simple" xlink:href="https://translate.googleusercontent.com/translate_c?act=url&amp;depth=1&amp;hl=id&amp;ie=UTF8&amp;prev=_t&amp;rurl=translate.google.com&amp;sl=en&amp;sp=nmt4&amp;tl=id&amp;u=http://nvie.com/posts/a-successful-git-branching-model/&amp;usg=ALkJrhi2UCl-UsUiZOpUUW7JtBLccR2DaA" text:style-name="Internet_20_link" text:visited-style-name="Visited_20_Internet_20_Link"><text:span text:style-name="T9">Vincent Driessen di nvie</text:span></text:a><text:span text:style-name="T3"> . Alur kerja Gitflow </text:span><text:soft-page-break/><text:span text:style-name="T3">mendefinisikan model percabangan yang ketat yang dirancang di seputar pelepasan proyek. Alur kerja ini tidak menambahkan konsep atau perintah baru melebihi apa yang diperlukan untuk Workflow Cabang Fitur. Sebaliknya, ia memberikan peran yang sangat spesifik ke cabang yang berbeda dan menentukan bagaimana dan kapan mereka harus berinteraksi.</text:span></text:p>
      <text:h text:style-name="P17" text:outline-level="2">Forking Workflow</text:h>
      <text:p text:style-name="P12"><text:a xlink:type="simple" xlink:href="https://translate.googleusercontent.com/translate_c?act=url&amp;depth=1&amp;hl=id&amp;ie=UTF8&amp;prev=_t&amp;rurl=translate.google.com&amp;sl=en&amp;sp=nmt4&amp;tl=id&amp;u=http://www.atlassian.com/git/tutorials/comparing-workflows/forking-workflow&amp;usg=ALkJrhjyxLLTlHPa38np4jJcBsEPTDD7FA" text:style-name="Internet_20_link" text:visited-style-name="Visited_20_Internet_20_Link"><text:span text:style-name="T9">Workflow Forking</text:span></text:a><text:span text:style-name="T3"> secara fundamental berbeda dari alur kerja lainnya yang dibahas dalam tutorial ini.</text:span><text:span text:style-name="T4"> </text:span><text:span text:style-name="T3">Alih-alih menggunakan repositori sisi server tunggal untuk bertindak sebagai basis kode "pusat", ia memberi setiap pengembang sebuah repositori sisi server.</text:span><text:span text:style-name="T4"> </text:span><text:span text:style-name="T3">Ini berarti setiap kontributor tidak memilikinya, tapi dua gudang Git: satu lokal pribadi dan server publi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ans-serif"/>
    <style:font-face style:name="Nimbus" svg:font-family="Nimbus, Monaco, monospace"/>
    <style:font-face style:name="SanchezSlab Semibold" svg:font-family="'SanchezSlab Semibold', Georgia, serif"/>
    <style:font-face style:name="arial" svg:font-family="arial,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02:10:58.243881040</meta:creation-date>
    <dc:date>2017-11-13T03:11:21.055027945</dc:date>
    <meta:editing-duration>PT10M24S</meta:editing-duration>
    <meta:editing-cycles>3</meta:editing-cycles>
    <meta:generator>LibreOffice/5.4.2.2$Linux_X86_64 LibreOffice_project/22b09f6418e8c2d508a9eaf86b2399209b0990f4</meta:generator>
    <meta:document-statistic meta:table-count="0" meta:image-count="0" meta:object-count="0" meta:page-count="7" meta:paragraph-count="46" meta:word-count="1267" meta:character-count="9210" meta:non-whitespace-character-count="7983"/>
  </office:meta>
</office:document-meta>
</file>